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 style:data-style-name="N2"/>
    <style:style style:name="ce49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6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7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73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7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7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6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3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transparent" fo:border="0.06pt solid #000000"/>
    </style:style>
    <style:style style:name="ce85" style:family="table-cell" style:parent-style-name="Default">
      <style:table-cell-properties fo:background-color="#eeeeee" fo:border="0.06pt solid #000000"/>
    </style:style>
    <style:style style:name="ce86" style:family="table-cell" style:parent-style-name="Default">
      <style:table-cell-properties fo:background-color="transparent" fo:border="none"/>
    </style:style>
    <style:style style:name="ce87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fo:background-color="#ffcc00" fo:border="0.06pt solid #000000"/>
    </style:style>
    <style:style style:name="ce90" style:family="table-cell" style:parent-style-name="Default">
      <style:table-cell-properties fo:background-color="#ffcc00"/>
    </style:style>
    <style:style style:name="ce91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92" style:family="table-cell" style:parent-style-name="Default">
      <style:table-cell-properties fo:background-color="#eeeeee"/>
    </style:style>
    <style:style style:name="ce93" style:family="table-cell" style:parent-style-name="Default">
      <style:table-cell-properties fo:background-color="#ff3333" fo:border="0.06pt solid #000000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5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96" style:family="table-cell" style:parent-style-name="Default">
      <style:table-cell-properties fo:background-color="#00cc00" fo:border="0.06pt solid #000000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8" style:family="table-cell" style:parent-style-name="Default">
      <style:table-cell-properties fo:background-color="#0000ff" fo:border="0.06pt solid #000000"/>
    </style:style>
    <style:style style:name="ce99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100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101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10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104" style:family="table-cell" style:parent-style-name="Default">
      <style:table-cell-properties fo:background-color="#ffff00"/>
    </style:style>
    <style:style style:name="ce105" style:family="table-cell" style:parent-style-name="Default" style:data-style-name="N2"/>
    <style:style style:name="ce106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/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3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76.55" calcext:value-type="float">
            <text:p>76.5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9885057471264" calcext:value-type="float">
            <text:p>87.9885057471264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935483870967742" calcext:value-type="float">
            <text:p>0.94</text:p>
          </table:table-cell>
          <table:table-cell table:formula="of:=[.M7]*[.$L$5]" office:value-type="float" office:value="82.3118279569892" calcext:value-type="float">
            <text:p>82.31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898064516129032" calcext:value-type="float">
            <text:p>0.90</text:p>
          </table:table-cell>
          <table:table-cell table:formula="of:=[.M8]*[.$L$5]" office:value-type="float" office:value="79.0193548387097" calcext:value-type="float">
            <text:p>79.02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0.87" calcext:value-type="float">
            <text:p>0.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Q$19]*[.W9]" office:value-type="float" office:value="0.87" calcext:value-type="float">
            <text:p>0.87</text:p>
          </table:table-cell>
          <table:table-cell table:formula="of:=[.M9]*[.$L$5]" office:value-type="float" office:value="76.55" calcext:value-type="float">
            <text:p>76.55</text:p>
          </table:table-cell>
          <table:table-cell table:number-columns-repeated="2"/>
          <table:table-cell table:formula="of:=[.H9]/[.D9]" office:value-type="float" office:value="0.935483870967742" calcext:value-type="float">
            <text:p>0.935483870967742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841935483870968" calcext:value-type="float">
            <text:p>0.84</text:p>
          </table:table-cell>
          <table:table-cell table:formula="of:=[.M10]*[.$L$5]" office:value-type="float" office:value="74.0806451612903" calcext:value-type="float">
            <text:p>74.08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823225806451613" calcext:value-type="float">
            <text:p>0.82</text:p>
          </table:table-cell>
          <table:table-cell table:formula="of:=[.M11]*[.$L$5]" office:value-type="float" office:value="72.4344086021505" calcext:value-type="float">
            <text:p>72.43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804516129032258" calcext:value-type="float">
            <text:p>0.80</text:p>
          </table:table-cell>
          <table:table-cell table:formula="of:=[.M12]*[.$L$5]" office:value-type="float" office:value="70.7881720430107" calcext:value-type="float">
            <text:p>70.79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776451612903226" calcext:value-type="float">
            <text:p>0.78</text:p>
          </table:table-cell>
          <table:table-cell table:formula="of:=[.M13]*[.$L$5]" office:value-type="float" office:value="68.3188172043011" calcext:value-type="float">
            <text:p>68.32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757741935483871" calcext:value-type="float">
            <text:p>0.76</text:p>
          </table:table-cell>
          <table:table-cell table:formula="of:=[.M14]*[.$L$5]" office:value-type="float" office:value="66.6725806451613" calcext:value-type="float">
            <text:p>66.67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739032258064516" calcext:value-type="float">
            <text:p>0.74</text:p>
          </table:table-cell>
          <table:table-cell table:formula="of:=[.M15]*[.$L$5]" office:value-type="float" office:value="65.0263440860215" calcext:value-type="float">
            <text:p>65.03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720322580645161" calcext:value-type="float">
            <text:p>0.72</text:p>
          </table:table-cell>
          <table:table-cell table:formula="of:=[.M16]*[.$L$5]" office:value-type="float" office:value="63.3801075268817" calcext:value-type="float">
            <text:p>63.38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935483870967742" calcext:value-type="float">
            <text:p>0.935483870967742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/>
          <table:table-cell table:formula="of:=[.I27]*[.J27]" office:value-type="float" office:value="12.75" calcext:value-type="float">
            <text:p>12.75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9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58"/>
          <table:table-cell table:style-name="ce58" office:value-type="string" calcext:value-type="string">
            <text:p>VOLLEYBALL</text:p>
          </table:table-cell>
          <table:table-cell table:style-name="ce58"/>
          <table:table-cell table:style-name="ce62" office:value-type="string" calcext:value-type="string" table:number-columns-spanned="4" table:number-rows-spanned="1">
            <text:p>VOLUME</text:p>
          </table:table-cell>
          <table:covered-table-cell table:number-columns-repeated="2" table:style-name="ce64"/>
          <table:covered-table-cell table:style-name="ce68"/>
          <table:table-cell table:style-name="ce71"/>
          <table:table-cell table:style-name="ce62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64"/>
          <table:covered-table-cell table:style-name="ce68"/>
          <table:table-cell table:style-name="ce70"/>
          <table:table-cell table:style-name="ce62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64"/>
          <table:covered-table-cell table:style-name="ce68"/>
          <table:table-cell table:style-name="ce71"/>
          <table:table-cell table:style-name="ce62" office:value-type="string" calcext:value-type="string" table:number-columns-spanned="4" table:number-rows-spanned="1">
            <text:p>Sets</text:p>
          </table:table-cell>
          <table:covered-table-cell table:number-columns-repeated="2" table:style-name="ce64"/>
          <table:covered-table-cell table:style-name="ce68"/>
          <table:table-cell table:style-name="ce70"/>
          <table:table-cell table:style-name="ce62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64"/>
          <table:covered-table-cell table:style-name="ce68"/>
          <table:table-cell table:style-name="ce70"/>
          <table:table-cell table:style-name="ce62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64"/>
          <table:covered-table-cell table:style-name="ce68"/>
          <table:table-cell table:style-name="ce70"/>
          <table:table-cell table:style-name="ce62" office:value-type="string" calcext:value-type="string" table:number-columns-spanned="4" table:number-rows-spanned="1">
            <text:p>Weight</text:p>
          </table:table-cell>
          <table:covered-table-cell table:number-columns-repeated="2" table:style-name="ce64"/>
          <table:covered-table-cell table:style-name="ce68"/>
          <table:table-cell table:style-name="ce58" table:number-columns-repeated="987"/>
        </table:table-row>
        <table:table-row table:style-name="ro2" table:visibility="collapse">
          <table:table-cell table:style-name="ce58"/>
          <table:table-cell table:style-name="ce58" office:value-type="string" calcext:value-type="string">
            <text:p>Middle –</text:p>
          </table:table-cell>
          <table:table-cell table:style-name="ce59" office:value-type="string" calcext:value-type="string">
            <text:p>Paused Frontsquat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" calcext:value-type="float">
            <text:p>20</text:p>
          </table:table-cell>
          <table:table-cell table:style-name="ce66" office:value-type="float" office:value="16" calcext:value-type="float">
            <text:p>16</text:p>
          </table:table-cell>
          <table:table-cell table:style-name="ce58" office:value-type="float" office:value="16" calcext:value-type="float">
            <text:p>16</text:p>
          </table:table-cell>
          <table:table-cell table:style-name="ce70"/>
          <table:table-cell table:style-name="ce58" office:value-type="float" office:value="0.75" calcext:value-type="float">
            <text:p>0.75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85" calcext:value-type="float">
            <text:p>0.85</text:p>
          </table:table-cell>
          <table:table-cell table:style-name="ce58" office:value-type="float" office:value="0.7" calcext:value-type="float">
            <text:p>0.7</text:p>
          </table:table-cell>
          <table:table-cell table:style-name="ce70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70"/>
          <table:table-cell table:number-columns-repeated="4" table:style-name="ce58" office:value-type="float" office:value="4" calcext:value-type="float">
            <text:p>4</text:p>
          </table:table-cell>
          <table:table-cell table:style-name="ce70"/>
          <table:table-cell table:style-name="ce58" office:value-type="float" office:value="-6" calcext:value-type="float">
            <text:p>-6</text:p>
          </table:table-cell>
          <table:table-cell table:style-name="ce58" office:value-type="float" office:value="-2" calcext:value-type="float">
            <text:p>-2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2" calcext:value-type="float">
            <text:p>2</text:p>
          </table:table-cell>
          <table:table-cell table:style-name="ce70"/>
          <table:table-cell table:style-name="ce77" office:value-type="float" office:value="0.872093023255814" calcext:value-type="float">
            <text:p>0.87</text:p>
          </table:table-cell>
          <table:table-cell table:style-name="ce77" office:value-type="float" office:value="0.909090909090909" calcext:value-type="float">
            <text:p>0.91</text:p>
          </table:table-cell>
          <table:table-cell table:style-name="ce77" office:value-type="float" office:value="0.944444444444444" calcext:value-type="float">
            <text:p>0.94</text:p>
          </table:table-cell>
          <table:table-cell table:style-name="ce77" office:value-type="float" office:value="0.777777777777778" calcext:value-type="float">
            <text:p>0.78</text:p>
          </table:table-cell>
          <table:table-cell table:style-name="ce70"/>
          <table:table-cell table:style-name="ce77" office:value-type="float" office:value="102.76875" calcext:value-type="float">
            <text:p>102.77</text:p>
          </table:table-cell>
          <table:table-cell table:style-name="ce77" office:value-type="float" office:value="109.62" calcext:value-type="float">
            <text:p>109.62</text:p>
          </table:table-cell>
          <table:table-cell table:style-name="ce77" office:value-type="float" office:value="116.47125" calcext:value-type="float">
            <text:p>116.47</text:p>
          </table:table-cell>
          <table:table-cell table:style-name="ce77" office:value-type="float" office:value="95.9175" calcext:value-type="float">
            <text:p>95.92</text:p>
          </table:table-cell>
          <table:table-cell table:style-name="ce58"/>
          <table:table-cell table:style-name="ce81" office:value-type="float" office:value="137.025" calcext:value-type="float">
            <text:p>137.025</text:p>
          </table:table-cell>
          <table:table-cell table:style-name="ce81" office:value-type="string" calcext:value-type="string">
            <text:p>Paused Frontsquat</text:p>
          </table:table-cell>
          <table:table-cell table:style-name="ce58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style-name="ce67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8:24:17.713414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09-13T18:24:38.136139819</dc:date>
    <meta:editing-duration>P3DT19H47M26S</meta:editing-duration>
    <meta:editing-cycles>84</meta:editing-cycles>
    <meta:document-statistic meta:table-count="13" meta:cell-count="2189" meta:object-count="0"/>
  </office:meta>
</office:document-meta>
</file>